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003cb5" officeooo:paragraph-rsid="00003cb5"/>
    </style:style>
    <style:style style:name="P2" style:family="paragraph" style:parent-style-name="Standard">
      <style:paragraph-properties fo:line-height="115%" fo:text-align="justify" style:justify-single-word="false"/>
      <style:text-properties officeooo:paragraph-rsid="00003cb5"/>
    </style:style>
    <style:style style:name="P3" style:family="paragraph" style:parent-style-name="Standard">
      <style:paragraph-properties fo:margin-left="0.4925in" fo:margin-right="0in" fo:text-indent="0in" style:auto-text-indent="false"/>
      <style:text-properties fo:font-size="14pt" fo:font-weight="bold" style:font-size-asian="14pt" style:font-weight-asian="bold" style:font-size-complex="14pt" style:font-weight-complex="bold"/>
    </style:style>
    <style:style style:name="P4" style:family="paragraph" style:parent-style-name="Standard">
      <style:paragraph-properties fo:margin-left="1.9693in" fo:margin-right="0in" fo:line-height="115%" fo:text-align="justify" style:justify-single-word="false" fo:text-indent="0in" style:auto-text-indent="false"/>
      <style:text-properties fo:font-size="14pt" fo:font-weight="bold" officeooo:rsid="00003cb5" officeooo:paragraph-rsid="00003cb5" style:font-size-asian="14pt" style:font-weight-asian="bold" style:font-size-complex="14pt" style:font-weight-complex="bold"/>
    </style:style>
    <style:style style:name="P5" style:family="paragraph" style:parent-style-name="Text_20_body">
      <style:paragraph-properties fo:line-height="115%" fo:text-align="justify" style:justify-single-word="false"/>
      <style:text-properties officeooo:paragraph-rsid="00003cb5"/>
    </style:style>
    <style:style style:name="T1" style:family="text">
      <style:text-properties officeooo:rsid="00003cb5"/>
    </style:style>
    <style:style style:name="T2" style:family="text">
      <style:text-properties fo:color="#0066b3"/>
    </style:style>
    <style:style style:name="T3" style:family="text">
      <style:text-properties fo:color="#0066b3" officeooo:rsid="00003cb5"/>
    </style:style>
    <style:style style:name="T4" style:family="text">
      <style:text-properties fo:color="#ce181e"/>
    </style:style>
    <style:style style:name="T5" style:family="text">
      <style:text-properties officeooo:rsid="000129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cess and modify structure’s members with the arrow operator</text:p>
      <text:p text:style-name="Standard"/>
      <text:p text:style-name="P2"><text:span text:style-name="T1">when we use </text:span><text:span text:style-name="T3">scanf</text:span><text:span text:style-name="T1"> function in a function with the structure’s pointer, the</text:span> parentheses around the star PTR are very important because <text:span text:style-name="T4">if you didn't have them there, there's an order of precedence of operations</text:span> that would have made C execute the dot first. So without these parentheses, if I took them away, C would have tried to go to student pointer and its component first name. Student pointer is a pointer, however. It doesn't have any components. It's not a structure. It's a pointer to a structure. And so that would make absolutely no sense. And so we would have actually gotten an error message there.</text:p>
      <text:p text:style-name="P1"><text:span text:style-name="T2">scanf</text:span>("%s", (*studptr).firstName);</text:p>
      <text:p text:style-name="P1">An alternative approach is</text:p>
      <text:p text:style-name="P1"><text:span text:style-name="T2">scanf</text:span>("%s", studptr<text:span text:style-name="T4">-&gt;</text:span>firstName); </text:p>
      <text:p text:style-name="P1"/>
      <text:p text:style-name="P4">Get the size of a structure in memory</text:p>
      <text:p text:style-name="P1"/>
      <text:p text:style-name="P5"><text:span text:style-name="T5">The space requirements for a structure </text:span>are <text:span text:style-name="T4">at least the sum of the components</text:span>. Sometimes, however, <text:span text:style-name="T4">depending on the compiler</text:span>, the compiler might add so-called "<text:span text:style-name="T4">padding</text:span>," so some spaces in-between elements of the structure or at the beginning or at the end to align things better to make memory reading more efficient. So you might find that on some compilers the size of a structure is actually bigger than the sum of the size of the components, but it will never be smaller, because you have to store all these elements.</text:p>
      <text:p text:style-name="P5">Let's just make sure we really understand what's going on here in memory. The elements of the structure show up exactly in the order in which I put them into the structure,</text:p>
      <text:p text:style-name="P5"/>
      <text:p text:style-name="Text_20_body"/>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23:52:28.592272632</meta:creation-date>
    <dc:date>2019-04-20T02:25:28.917068930</dc:date>
    <meta:editing-duration>PT1H52M9S</meta:editing-duration>
    <meta:editing-cycles>1</meta:editing-cycles>
    <meta:document-statistic meta:table-count="0" meta:image-count="0" meta:object-count="0" meta:page-count="1" meta:paragraph-count="8" meta:word-count="255" meta:character-count="1493" meta:non-whitespace-character-count="1245"/>
    <meta:generator>LibreOffice/6.0.7.3$Linux_X86_64 LibreOffice_project/00m0$Build-3</meta:generator>
  </office:meta>
</office:document-meta>
</file>